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Use ++iterator – it’s faster.<text:s/></text:p>
      <text:p text:style-name="Standard">-Put “const &amp;” everywhere.</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int /= double return int.</text:p>
      <text:p text:style-name="Standard">-random_int Error: In: getValue: Context does not have type.</text:p>
      <text:p text:style-name="Standard">-Add comments to script language.</text:p>
      <text:p text:style-name="Standard">-Remove createObject functions from main.</text:p>
      <text:p text:style-name="Standard">-Go through every module and ask the question: can events modify everything?<text:s/></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Some instructions don’t work with zero dynamicIDs.</text:p>
      <text:p text:style-name="Standard">-Bind or remove “control” functions (ex.: EveModule::controlText) from entities to “function” instruction.</text:p>
      <text:p text:style-name="Standard">-Move “findContextIn[something]” functions inside entities.</text:p>
      <text:p text:style-name="Standard">-Add “print” instruction - logging system with filters and color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soft-page-break/>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soft-page-break/>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soft-page-break/>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9-28T22:19:00Z</dc:date>
    <meta:template xlink:href="Normal.dotm" xlink:type="simple"/>
    <meta:editing-cycles>635</meta:editing-cycles>
    <meta:editing-duration>PT1017720S</meta:editing-duration>
    <meta:document-statistic meta:page-count="5" meta:paragraph-count="22" meta:word-count="1715" meta:character-count="11473" meta:row-count="81" meta:non-whitespace-character-count="9780"/>
  </office:meta>
</office:document-meta>
</file>